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2.6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3" style:family="graphic" style:parent-style-name="standard">
      <style:graphic-properties draw:fill-color="#43c330" draw:textarea-horizontal-align="justify" draw:textarea-vertical-align="middle" draw:auto-grow-height="false" fo:min-height="1.35cm" fo:min-width="12.6cm"/>
    </style:style>
    <style:style style:name="gr4" style:family="graphic" style:parent-style-name="standard">
      <style:graphic-properties draw:fill-color="#dc85e9" draw:textarea-horizontal-align="justify" draw:textarea-vertical-align="middle" draw:auto-grow-height="false" fo:min-height="1.35cm" fo:min-width="12.6cm"/>
    </style:style>
    <style:style style:name="gr5" style:family="graphic" style:parent-style-name="standard">
      <style:graphic-properties draw:fill-color="#43c330" draw:textarea-horizontal-align="justify" draw:textarea-vertical-align="middle" draw:auto-grow-height="false" fo:min-height="1.35cm" fo:min-width="4.1cm"/>
    </style:style>
    <style:style style:name="gr6" style:family="graphic" style:parent-style-name="standard">
      <style:graphic-properties draw:fill-color="#dc85e9" draw:textarea-horizontal-align="justify" draw:textarea-vertical-align="middle" draw:auto-grow-height="false" fo:min-height="1.35cm" fo:min-width="4.1cm"/>
    </style:style>
    <style:style style:name="gr7" style:family="graphic" style:parent-style-name="standard">
      <style:graphic-properties draw:fill-color="#f09e6f" draw:textarea-horizontal-align="justify" draw:textarea-vertical-align="middle" draw:auto-grow-height="false" fo:min-height="1.35cm" fo:min-width="12.6cm"/>
    </style:style>
    <style:style style:name="gr8" style:family="graphic" style:parent-style-name="standard">
      <style:graphic-properties draw:fill-color="#f09e6f" draw:textarea-horizontal-align="justify" draw:textarea-vertical-align="middle" draw:auto-grow-height="false" fo:min-height="1.35cm" fo:min-width="4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85cm" fo:min-width="16.5cm"/>
    </style:style>
    <style:style style:name="gr10" style:family="graphic" style:parent-style-name="standard">
      <style:graphic-properties draw:fill-color="#c99c00" draw:textarea-horizontal-align="justify" draw:textarea-vertical-align="middle" draw:auto-grow-height="false" fo:min-height="1.35cm" fo:min-width="12.6cm"/>
    </style:style>
    <style:style style:name="gr11" style:family="graphic" style:parent-style-name="standard">
      <style:graphic-properties draw:fill-color="#c99c00" draw:textarea-horizontal-align="justify" draw:textarea-vertical-align="middle" draw:auto-grow-height="false" fo:min-height="1.35cm" fo:min-width="4.1cm"/>
    </style:style>
    <style:style style:name="gr12" style:family="graphic" style:parent-style-name="standard">
      <style:graphic-properties draw:fill-color="#ccf4c6" draw:textarea-horizontal-align="justify" draw:textarea-vertical-align="middle" draw:auto-grow-height="false" fo:min-height="1.35cm" fo:min-width="12.6cm"/>
    </style:style>
    <style:style style:name="gr13" style:family="graphic" style:parent-style-name="standard">
      <style:graphic-properties draw:fill-color="#fc5c00" draw:textarea-horizontal-align="justify" draw:textarea-vertical-align="middle" draw:auto-grow-height="false" fo:min-height="1.35cm" fo:min-width="12.6cm"/>
    </style:style>
    <style:style style:name="gr14" style:family="graphic" style:parent-style-name="standard">
      <style:graphic-properties draw:fill-color="#fc5c00" draw:textarea-horizontal-align="justify" draw:textarea-vertical-align="middle" draw:auto-grow-height="false" fo:min-height="1.35cm" fo:min-width="4.1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1.35cm" fo:min-width="12.6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1.35cm" fo:min-width="4.1cm"/>
    </style:style>
    <style:style style:name="gr17" style:family="graphic" style:parent-style-name="standard">
      <style:graphic-properties draw:fill-color="#ffd74c" draw:textarea-horizontal-align="justify" draw:textarea-vertical-align="middle" draw:auto-grow-height="false" fo:min-height="1.35cm" fo:min-width="12.6cm"/>
    </style:style>
    <style:style style:name="gr18" style:family="graphic" style:parent-style-name="standard">
      <style:graphic-properties draw:fill-color="#ffd74c" draw:textarea-horizontal-align="justify" draw:textarea-vertical-align="middle" draw:auto-grow-height="false" fo:min-height="1.35cm" fo:min-width="4.1cm"/>
    </style:style>
    <style:style style:name="gr19" style:family="graphic" style:parent-style-name="standard">
      <style:graphic-properties draw:fill-color="#1c99e0" draw:textarea-horizontal-align="justify" draw:textarea-vertical-align="middle" draw:auto-grow-height="false" fo:min-height="1.35cm" fo:min-width="1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43c330"/>
      <style:paragraph-properties fo:text-align="center"/>
    </style:style>
    <style:style style:name="P4" style:family="paragraph">
      <loext:graphic-properties draw:fill-color="#dc85e9"/>
      <style:paragraph-properties fo:text-align="center"/>
    </style:style>
    <style:style style:name="P5" style:family="paragraph">
      <loext:graphic-properties draw:fill-color="#43c330"/>
      <style:paragraph-properties fo:text-align="center"/>
      <style:text-properties fo:font-size="14pt"/>
    </style:style>
    <style:style style:name="P6" style:family="paragraph">
      <loext:graphic-properties draw:fill-color="#dc85e9"/>
      <style:paragraph-properties fo:text-align="center"/>
      <style:text-properties fo:font-size="14pt"/>
    </style:style>
    <style:style style:name="P7" style:family="paragraph">
      <loext:graphic-properties draw:fill-color="#f09e6f"/>
      <style:paragraph-properties fo:text-align="center"/>
    </style:style>
    <style:style style:name="P8" style:family="paragraph">
      <loext:graphic-properties draw:fill-color="#f09e6f"/>
      <style:paragraph-properties fo:text-align="center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c99c00"/>
      <style:paragraph-properties fo:text-align="center"/>
    </style:style>
    <style:style style:name="P11" style:family="paragraph">
      <loext:graphic-properties draw:fill-color="#c99c00"/>
      <style:paragraph-properties fo:text-align="center"/>
      <style:text-properties fo:font-size="14pt"/>
    </style:style>
    <style:style style:name="P12" style:family="paragraph">
      <loext:graphic-properties draw:fill-color="#ccf4c6"/>
      <style:paragraph-properties fo:text-align="center"/>
    </style:style>
    <style:style style:name="P13" style:family="paragraph">
      <loext:graphic-properties draw:fill-color="#fc5c00"/>
      <style:paragraph-properties fo:text-align="center"/>
    </style:style>
    <style:style style:name="P14" style:family="paragraph">
      <loext:graphic-properties draw:fill-color="#fc5c00"/>
      <style:paragraph-properties fo:text-align="center"/>
      <style:text-properties fo:font-size="14pt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808080"/>
      <style:paragraph-properties fo:text-align="center"/>
      <style:text-properties fo:font-size="14pt"/>
    </style:style>
    <style:style style:name="P17" style:family="paragraph">
      <loext:graphic-properties draw:fill-color="#ffd74c"/>
      <style:paragraph-properties fo:text-align="center"/>
    </style:style>
    <style:style style:name="P18" style:family="paragraph">
      <loext:graphic-properties draw:fill-color="#ffd74c"/>
      <style:paragraph-properties fo:text-align="center"/>
      <style:text-properties fo:font-size="14pt"/>
    </style:style>
    <style:style style:name="P19" style:family="paragraph">
      <loext:graphic-properties draw:fill-color="#1c99e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1cm" svg:height="1.6cm" svg:x="2cm" svg:y="10.2cm">
          <text:p text:style-name="P1">TileMap / Worl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3.1cm" svg:y="12.2cm">
          <text:p text:style-name="P1"><text:span text:style-name="T1">Lay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8cm" svg:y="12.2cm">
          <text:p text:style-name="P1"><text:span text:style-name="T1">Tilab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3.1cm" svg:y="14.1cm">
          <text:p text:style-name="P1"><text:span text:style-name="T1">Reg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1cm" svg:height="1.6cm" svg:x="2.1cm" svg:y="18.1cm">
          <text:p text:style-name="P1">I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2cm" svg:y="22.3cm">
          <text:p text:style-name="P1">Living (Human / Animals / Plant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8cm" svg:y="14.1cm">
          <text:p text:style-name="P1"><text:span text:style-name="T1">Spacial 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12.9cm" svg:y="12.2cm">
          <text:p text:style-name="P1"><text:span text:style-name="T1">Spaw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3.1cm" svg:y="16cm">
          <text:p text:style-name="P1"><text:span text:style-name="T1">Noise / </text:span><text:span text:style-name="T2">Procedura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cm" svg:height="1.6cm" svg:x="3cm" svg:y="20.1cm">
          <text:p text:style-name="P1"><text:span text:style-name="T1">Ag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cm" svg:height="1.6cm" svg:x="7.8cm" svg:y="20.1cm">
          <text:p text:style-name="P1"><text:span text:style-name="T1">Behavior Tre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cm" svg:height="1.6cm" svg:x="12.6cm" svg:y="20.1cm">
          <text:p text:style-name="P1"><text:span text:style-name="T1">Target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3.1cm" svg:y="24.1cm">
          <text:p text:style-name="P1"><text:span text:style-name="T1">Stat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7.9cm" svg:y="24.1cm">
          <text:p text:style-name="P1"><text:span text:style-name="T1">Skil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12.7cm" svg:y="24.1cm">
          <text:p text:style-name="P1"><text:span text:style-name="T1">Buff/Debuff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3.1cm" svg:y="25.9cm">
          <text:p text:style-name="P1"><text:span text:style-name="T1">Psycholo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7.9cm" svg:y="25.9cm">
          <text:p text:style-name="P1"><text:span text:style-name="T1">Trai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12.9cm" svg:y="14.1cm">
          <text:p text:style-name="P1"><text:span text:style-name="T1">Rooms / Roo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8cm" svg:y="16cm">
          <text:p text:style-name="P1"><text:span text:style-name="T1">Clim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6cm" svg:x="12.9cm" svg:y="16cm">
          <text:p text:style-name="P1"><text:span text:style-name="T1">Pathfin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1cm" svg:height="1.6cm" svg:x="2cm" svg:y="6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6cm" svg:height="1.6cm" svg:x="3.1cm" svg:y="8cm">
          <text:p text:style-name="P1"><text:span text:style-name="T1">Data / Def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6cm" svg:height="1.6cm" svg:x="8cm" svg:y="8cm">
          <text:p text:style-name="P1"><text:span text:style-name="T1">Entities / Object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6cm" svg:height="1.6cm" svg:x="12.9cm" svg:y="8cm">
          <text:p text:style-name="P1"><text:span text:style-name="T1">Tick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7cm" svg:height="3.1cm" svg:x="2cm" svg:y="1.9cm">
          <text:p text:style-name="P1"><text:span text:style-name="T3">Unity Tutorial : Simulation / Base build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1.6cm" svg:x="12.7cm" svg:y="25.9cm">
          <text:p text:style-name="P1"><text:span text:style-name="T1">Comba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0" draw:layer="layout" svg:width="13.1cm" svg:height="1.6cm" svg:x="2cm" svg:y="14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cm" svg:height="1.6cm" svg:x="3.1cm" svg:y="15.8cm">
          <text:p text:style-name="P1"><text:span text:style-name="T1">Mesh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cm" svg:height="1.6cm" svg:x="7.9cm" svg:y="15.8cm">
          <text:p text:style-name="P1"><text:span text:style-name="T1">MeshPo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cm" svg:height="1.6cm" svg:x="12.7cm" svg:y="15.8cm">
          <text:p text:style-name="P1"><text:span text:style-name="T1">GraphicInstan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7cm" svg:height="3.1cm" svg:x="2cm" svg:y="1.9cm">
          <text:p text:style-name="P1"><text:span text:style-name="T3">Unity Tutorial : Simulation / Base buil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3.1cm" svg:height="1.6cm" svg:x="2cm" svg:y="25.9cm">
          <text:p text:style-name="P1">Sound ???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3.1cm" svg:height="1.6cm" svg:x="1.9cm" svg:y="17.9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6cm" svg:height="1.6cm" svg:x="3cm" svg:y="19.7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6cm" svg:height="1.6cm" svg:x="7.8cm" svg:y="19.7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6cm" svg:height="1.6cm" svg:x="12.6cm" svg:y="19.7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3.1cm" svg:height="1.6cm" svg:x="1.9cm" svg:y="21.9cm">
          <text:p text:style-name="P1">Serializables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6cm" svg:height="1.6cm" svg:x="3cm" svg:y="23.7cm">
          <text:p text:style-name="P1"><text:span text:style-name="T1">D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6cm" svg:height="1.6cm" svg:x="7.8cm" svg:y="23.7cm">
          <text:p text:style-name="P1"><text:span text:style-name="T1">Sav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3.1cm" svg:height="1.6cm" svg:x="2cm" svg:y="6cm">
          <text:p text:style-name="P1">Resources / Inventori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2cm" svg:y="10cm">
          <text:p text:style-name="P1">Buildings / Blueprints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4.6cm" svg:height="1.6cm" svg:x="3cm" svg:y="7.8cm">
          <text:p text:style-name="P1"><text:span text:style-name="T1">Recipe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4.6cm" svg:height="1.6cm" svg:x="7.8cm" svg:y="7.8cm">
          <text:p text:style-name="P1"><text:span text:style-name="T1">Inventory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3.1cm" svg:height="1.6cm" svg:x="2cm" svg:y="12cm">
          <text:p text:style-name="P1">Ev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6:58:39.405058613</meta:creation-date>
    <dc:date>2019-03-13T21:46:53.841962375</dc:date>
    <meta:editing-duration>PT1H33M46S</meta:editing-duration>
    <meta:editing-cycles>3</meta:editing-cycles>
    <meta:generator>LibreOffice/6.1.5.2$Linux_X86_64 LibreOffice_project/10$Build-2</meta:generator>
    <meta:document-statistic meta:object-count="44"/>
  </office:meta>
</office:document-meta>
</file>